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33a" officeooo:paragraph-rsid="0015433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63acb" officeooo:paragraph-rsid="00163acb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63acb" officeooo:paragraph-rsid="00163acb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63acb" officeooo:paragraph-rsid="00163acb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163acb" officeooo:paragraph-rsid="00163acb"/>
    </style:style>
    <style:style style:name="P6" style:family="paragraph" style:parent-style-name="Standard" style:list-style-name="L5">
      <style:paragraph-properties fo:text-align="start" style:justify-single-word="false"/>
      <style:text-properties officeooo:rsid="001991ec" officeooo:paragraph-rsid="001991ec"/>
    </style:style>
    <style:style style:name="P7" style:family="paragraph" style:parent-style-name="Standard" style:list-style-name="L6">
      <style:paragraph-properties fo:text-align="start" style:justify-single-word="false"/>
      <style:text-properties officeooo:rsid="001b626f" officeooo:paragraph-rsid="001b626f"/>
    </style:style>
    <style:style style:name="P8" style:family="paragraph" style:parent-style-name="Standard" style:list-style-name="L7">
      <style:paragraph-properties fo:text-align="start" style:justify-single-word="false"/>
      <style:text-properties officeooo:rsid="001b626f" officeooo:paragraph-rsid="001b626f"/>
    </style:style>
    <style:style style:name="P9" style:family="paragraph" style:parent-style-name="Standard" style:list-style-name="L8">
      <style:paragraph-properties fo:text-align="start" style:justify-single-word="false"/>
      <style:text-properties officeooo:rsid="001b626f" officeooo:paragraph-rsid="001b626f"/>
    </style:style>
    <style:style style:name="P10" style:family="paragraph" style:parent-style-name="Standard" style:list-style-name="L9">
      <style:paragraph-properties fo:text-align="start" style:justify-single-word="false"/>
      <style:text-properties officeooo:rsid="001d3d4d" officeooo:paragraph-rsid="001d3d4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163acb" officeooo:paragraph-rsid="00163acb" style:font-weight-asian="bold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207c0e" officeooo:paragraph-rsid="00207c0e"/>
    </style:style>
    <style:style style:name="T1" style:family="text">
      <style:text-properties officeooo:rsid="001f27ae"/>
    </style:style>
    <style:style style:name="T2" style:family="text">
      <style:text-properties officeooo:rsid="001fb1fc"/>
    </style:style>
    <style:style style:name="T3" style:family="text">
      <style:text-properties officeooo:rsid="00207c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189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</text:p>
      <text:p text:style-name="P1"/>
      <text:p text:style-name="P1"/>
      <text:p text:style-name="P1"/>
      <text:list xml:id="list8277317033123028960" text:style-name="L1">
        <text:list-item>
          <text:p text:style-name="P11">guidage</text:p>
        </text:list-item>
      </text:list>
      <text:list xml:id="list5280485207798768141" text:style-name="L2">
        <text:list-item>
          <text:p text:style-name="P3">incitation<text:line-break/><text:span text:style-name="T1">On incite l'utilisateur à choisir une date pour créer un évènement. Il ne peut pas se tromper. </text:span></text:p>
        </text:list-item>
        <text:list-item>
          <text:p text:style-name="P3">groupement/distinction<text:line-break/><text:span text:style-name="T1">Le calendrier groupe tous les jours et se distingue bien des évènements.</text:span></text:p>
        </text:list-item>
        <text:list-item>
          <text:p text:style-name="P3">feedback immédiat<text:line-break/><text:span text:style-name="T1">Toutes les actions commandées par l'utilisateur ont un feedback immédiat.</text:span></text:p>
        </text:list-item>
        <text:list-item>
          <text:p text:style-name="P3">Lisibilité<text:line-break/><text:span text:style-name="T1">Les labels et autre composants sont alignés avec Layouts.</text:span></text:p>
        </text:list-item>
      </text:list>
      <text:list xml:id="list181407251535344" text:continue-list="list8277317033123028960" text:style-name="L1">
        <text:list-item>
          <text:p text:style-name="P11">contrôle explicite</text:p>
        </text:list-item>
      </text:list>
      <text:list xml:id="list1296504223599564471" text:style-name="L3">
        <text:list-item>
          <text:p text:style-name="P4">validation explicite des commandes importantes<text:line-break/><text:span text:style-name="T2">l'utilisateur sait quand il enregistre ou supprime des évènements.</text:span></text:p>
        </text:list-item>
        <text:list-item>
          <text:p text:style-name="P4">effet d'une commande prédictible<text:line-break/><text:span text:style-name="T2">Les boutons sont claires et on peut deviner à l'avance l'action qui va etre effectuée.</text:span></text:p>
        </text:list-item>
        <text:list-item>
          <text:p text:style-name="P4">uniquement les opérations demandées par le user sont lancés par le systeme<text:line-break/><text:span text:style-name="T3">L'utilsateur contrôle entièrement le programme, celui-ci ne met rien de plus que ce que demande l'utilisateur.</text:span></text:p>
        </text:list-item>
        <text:list-item>
          <text:p text:style-name="P4">pouvoir sortir facilement d'un dialogue lancé par lui<text:line-break/><text:span text:style-name="T3">L'utilsateur voit à chaque fois des propositions de boutons pour en sortir.</text:span></text:p>
        </text:list-item>
      </text:list>
      <text:list xml:id="list181407120375868" text:continue-list="list181407251535344" text:style-name="L1">
        <text:list-item>
          <text:p text:style-name="P11">gestion des erreurs</text:p>
        </text:list-item>
      </text:list>
      <text:list xml:id="list261083322833980500" text:style-name="L4">
        <text:list-item>
          <text:p text:style-name="P5">protection des erreurs</text:p>
          <text:list>
            <text:list-item>
              <text:p text:style-name="P5">griser des commandes<text:line-break/><text:span text:style-name="T3">Le grisage des commandes non disponibles ne sont pas utiles dans l'interface, donc il y en a pas.</text:span></text:p>
            </text:list-item>
            <text:list-item>
              <text:p text:style-name="P5">fournir la liste des valeurs possibles<text:line-break/><text:span text:style-name="T3">Oui, notamment pour l'ajout et le retrait des participants.</text:span></text:p>
            </text:list-item>
            <text:list-item>
              <text:p text:style-name="P5">message d'alerte<text:line-break/><text:span text:style-name="T3">Il y a un message d'alerte quand nous quittons le programme, pour enregistrer ou non.</text:span></text:p>
            </text:list-item>
            <text:list-item>
              <text:p text:style-name="P5">message de confirmation<text:line-break/><text:span text:style-name="T3">Il n'y a pas de messages de confirmation</text:span></text:p>
            </text:list-item>
            <text:list-item>
              <text:p text:style-name="P5">detection des erreurs de saisie<text:line-break/><text:span text:style-name="T3">Il ne peut pas faire d'erreur de saisie.</text:span></text:p>
            </text:list-item>
            <text:list-item>
              <text:p text:style-name="P12">Message d'erreur : <text:line-break/>il n'y a pas de messages d'erreur, pas besoins.</text:p>
            </text:list-item>
          </text:list>
        </text:list-item>
      </text:list>
      <text:list xml:id="list181406533676688" text:continue-list="list181407120375868" text:style-name="L1">
        <text:list-item>
          <text:p text:style-name="P11">charge de travail</text:p>
        </text:list-item>
      </text:list>
      <text:list xml:id="list3693291850741225993" text:style-name="L5">
        <text:list-item>
          <text:p text:style-name="P6">brièveté<text:line-break/><text:span text:style-name="T3">Il n'y a pas beaucoup de travail de lecture pour l'utilisateur.</text:span></text:p>
        </text:list-item>
        <text:list-item>
          <text:p text:style-name="P6">densité informationnelle<text:line-break/><text:span text:style-name="T3">la quantité d'informations n'est pas énorme.</text:span></text:p>
        </text:list-item>
        <text:list-item>
          <text:p text:style-name="P6">action minimales<text:line-break/><text:span text:style-name="T3">Oui, il y a meme des raccourcis claviers.</text:span></text:p>
        </text:list-item>
      </text:list>
      <text:list xml:id="list181407397824052" text:continue-list="list181406533676688" text:style-name="L1">
        <text:list-item>
          <text:p text:style-name="P11">significiance des codes et dénominations</text:p>
        </text:list-item>
      </text:list>
      <text:list xml:id="list3068168757275607748" text:style-name="L6">
        <text:list-item>
          <text:p text:style-name="P7">codage </text:p>
          <text:list>
            <text:list-item>
              <text:p text:style-name="P7">familiarité des abbréviations<text:line-break/><text:span text:style-name="T3">Les bontons et les labels sont complets et l'utilisateur n'est pas perdu</text:span></text:p>
            </text:list-item>
          </text:list>
        </text:list-item>
      </text:list>
      <text:list xml:id="list181406766275260" text:continue-list="list181407397824052" text:style-name="L1">
        <text:list-item>
          <text:p text:style-name="P11"><text:soft-page-break/>homogénéité / cohérence</text:p>
        </text:list-item>
      </text:list>
      <text:list xml:id="list6897217349638298986" text:style-name="L7">
        <text:list-item>
          <text:p text:style-name="P8">stabilité des présentations : <text:line-break/><text:span text:style-name="T3">La présentation reste la meme sauf au départ quand rien n'est selectionné. </text:span></text:p>
        </text:list-item>
      </text:list>
      <text:list xml:id="list181406594252010" text:continue-list="list181406766275260" text:style-name="L1">
        <text:list-item>
          <text:p text:style-name="P11">compatibilité</text:p>
        </text:list-item>
      </text:list>
      <text:list xml:id="list142014727062157079" text:style-name="L8">
        <text:list-item>
          <text:p text:style-name="P9">caractéristiques des utilisateurs et celles des taches<text:line-break/><text:span text:style-name="T3">Les habitudes sont respectées, avec les raccourcis claviers et sur l'ensemble de l'interface</text:span></text:p>
        </text:list-item>
        <text:list-item>
          <text:p text:style-name="P9">organisation des sorties</text:p>
          <text:list>
            <text:list-item>
              <text:p text:style-name="P9">la présentation d'information cohérente <text:span text:style-name="T3">avec celle utilisée dans un format papier ou autre<text:line-break/>L'interface est en lien direct avec l'interface abstraite donc il y a une cohérence</text:span></text:p>
            </text:list-item>
          </text:list>
        </text:list-item>
      </text:list>
      <text:list xml:id="list181406555149802" text:continue-list="list181406594252010" text:style-name="L1">
        <text:list-item>
          <text:p text:style-name="P2"><text:span text:style-name="T4">adaptabilité</text:span></text:p>
        </text:list-item>
      </text:list>
      <text:list xml:id="list5606231975388289551" text:style-name="L9">
        <text:list-item>
          <text:p text:style-name="P10">prise en compte de l'experience de l'utilisateur<text:line-break/><text:span text:style-name="T5">L'utilisateur n'a pas à etre experimenté pour utiliser ce program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1:28:08.864295220</meta:creation-date>
    <dc:date>2015-06-12T18:14:05.518726515</dc:date>
    <meta:editing-duration>PT26M16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2" meta:paragraph-count="34" meta:word-count="408" meta:character-count="2523" meta:non-whitespace-character-count="2176"/>
  </office:meta>
</office:document-meta>
</file>